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grammation orientée objet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15:55:30.174815581</meta:creation-date>
    <meta:editing-duration>PT46S</meta:editing-duration>
    <meta:editing-cycles>2</meta:editing-cycles>
    <meta:generator>LibreOffice/6.0.7.3$Linux_X86_64 LibreOffice_project/00m0$Build-3</meta:generator>
    <dc:title>Alizarin</dc:title>
    <dc:date>2019-08-27T15:56:16.160801447</dc:date>
    <meta:document-statistic meta:object-count="45"/>
  </office:meta>
</office:document-meta>
</file>